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/></text:p>
      <text:h text:style-name="P1" text:outline-level="1"><text:bookmark text:name="firstHeading"/><text:span text:style-name="T1"><text:s text:c="16"/>Quantum computing</text:span></text:h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Quantum Computing</text:span> is the use of <text:a xlink:type="simple" xlink:href="https://en.wikipedia.org/wiki/Quantum_mechanics" text:style-name="Internet_20_link" text:visited-style-name="Visited_20_Internet_20_Link">quantum-mechanical</text:a> <text:a xlink:type="simple" xlink:href="https://en.wikipedia.org/wiki/Phenomena" text:style-name="Internet_20_link" text:visited-style-name="Visited_20_Internet_20_Link">phenomena</text:a> such as <text:a xlink:type="simple" xlink:href="https://en.wikipedia.org/wiki/Quantum_superposition" text:style-name="Internet_20_link" text:visited-style-name="Visited_20_Internet_20_Link">superposition</text:a> and <text:a xlink:type="simple" xlink:href="https://en.wikipedia.org/wiki/Quantum_entanglement" text:style-name="Internet_20_link" text:visited-style-name="Visited_20_Internet_20_Link">entanglement</text:a> to perform <text:a xlink:type="simple" xlink:href="https://en.wikipedia.org/wiki/Computation" text:style-name="Internet_20_link" text:visited-style-name="Visited_20_Internet_20_Link">computation</text:a>. A <text:span text:style-name="T1">quantum computer</text:span> is used to perform such computation, which can be implemented theoretically or physically<text:bookmark text:name="cite_ref-2018Report_1-0"/><text:a xlink:type="simple" xlink:href="https://en.wikipedia.org/wiki/Quantum_computing#cite_note-2018Report-1" text:style-name="Internet_20_link" text:visited-style-name="Visited_20_Internet_20_Link">[1]</text:a>:I-5 There are two main approaches to physically implementing a quantum computer currently, analog and digital. Analog approaches are further divided into <text:a xlink:type="simple" xlink:href="https://en.wikipedia.org/wiki/Quantum_simulator" text:style-name="Internet_20_link" text:visited-style-name="Visited_20_Internet_20_Link">quantum simulation</text:a>, <text:a xlink:type="simple" xlink:href="https://en.wikipedia.org/wiki/Quantum_annealing" text:style-name="Internet_20_link" text:visited-style-name="Visited_20_Internet_20_Link">quantum annealing</text:a>, and <text:a xlink:type="simple" xlink:href="https://en.wikipedia.org/wiki/Adiabatic_quantum_computation" text:style-name="Internet_20_link" text:visited-style-name="Visited_20_Internet_20_Link">adiabatic quantum computation</text:a>. Digital quantum computers use <text:a xlink:type="simple" xlink:href="https://en.wikipedia.org/wiki/Quantum_logic_gate" text:style-name="Internet_20_link" text:visited-style-name="Visited_20_Internet_20_Link">quantum logic gates</text:a> to do computation. Both approaches use quantum bits or <text:a xlink:type="simple" xlink:href="https://en.wikipedia.org/wiki/Qubit" text:style-name="Internet_20_link" text:visited-style-name="Visited_20_Internet_20_Link">qubits</text:a>.<text:bookmark text:name="cite_ref-2018Report_1-1"/><text:a xlink:type="simple" xlink:href="https://en.wikipedia.org/wiki/Quantum_computing#cite_note-2018Report-1" text:style-name="Internet_20_link" text:visited-style-name="Visited_20_Internet_20_Link">[1]</text:a>:2–13 </text:p>
      <text:p text:style-name="Text_20_body"><text:a xlink:type="simple" xlink:href="https://en.wikipedia.org/wiki/Qubit" text:style-name="Internet_20_link" text:visited-style-name="Visited_20_Internet_20_Link">Qubits</text:a> are fundamental to quantum computing and are somewhat analogous to <text:a xlink:type="simple" xlink:href="https://en.wikipedia.org/wiki/Bit" text:style-name="Internet_20_link" text:visited-style-name="Visited_20_Internet_20_Link">bits</text:a> in a classical computer. Qubits can be in a 1 or 0 <text:a xlink:type="simple" xlink:href="https://en.wikipedia.org/wiki/Quantum_state" text:style-name="Internet_20_link" text:visited-style-name="Visited_20_Internet_20_Link">quantum state</text:a>. But they can also be in a <text:a xlink:type="simple" xlink:href="https://en.wikipedia.org/wiki/Quantum_superposition" text:style-name="Internet_20_link" text:visited-style-name="Visited_20_Internet_20_Link">superposition</text:a> of the 1 and 0 states. However, when qubits are measured the result is always either a 0 or a 1; the <text:a xlink:type="simple" xlink:href="https://en.wikipedia.org/wiki/Probability" text:style-name="Internet_20_link" text:visited-style-name="Visited_20_Internet_20_Link">probabilities</text:a> of the two outcomes depends on the <text:a xlink:type="simple" xlink:href="https://en.wikipedia.org/wiki/Quantum_state" text:style-name="Internet_20_link" text:visited-style-name="Visited_20_Internet_20_Link">quantum state</text:a> they were in. </text:p>
      <text:p text:style-name="Text_20_body">Quantum computing began in the early 1980s, when physicist <text:a xlink:type="simple" xlink:href="https://en.wikipedia.org/wiki/Paul_Benioff" text:style-name="Internet_20_link" text:visited-style-name="Visited_20_Internet_20_Link">Paul Benioff</text:a> proposed a quantum mechanical model of the <text:a xlink:type="simple" xlink:href="https://en.wikipedia.org/wiki/Turing_machine" text:style-name="Internet_20_link" text:visited-style-name="Visited_20_Internet_20_Link">Turing machine</text:a>.<text:bookmark text:name="cite_ref-The_computer_as_a_physical_system_2-0"/><text:a xlink:type="simple" xlink:href="https://en.wikipedia.org/wiki/Quantum_computing#cite_note-The_computer_as_a_physical_system-2" text:style-name="Internet_20_link" text:visited-style-name="Visited_20_Internet_20_Link">[2]</text:a> <text:a xlink:type="simple" xlink:href="https://en.wikipedia.org/wiki/Richard_Feynman" text:style-name="Internet_20_link" text:visited-style-name="Visited_20_Internet_20_Link">Richard Feynman</text:a> and <text:a xlink:type="simple" xlink:href="https://en.wikipedia.org/wiki/Yuri_Manin" text:style-name="Internet_20_link" text:visited-style-name="Visited_20_Internet_20_Link">Yuri Manin</text:a> later suggested that a quantum computer had the potential to simulate things that a <text:a xlink:type="simple" xlink:href="https://en.wikipedia.org/wiki/Computer" text:style-name="Internet_20_link" text:visited-style-name="Visited_20_Internet_20_Link">classical computer</text:a> could not.<text:bookmark text:name="cite_ref-3"/><text:a xlink:type="simple" xlink:href="https://en.wikipedia.org/wiki/Quantum_computing#cite_note-3" text:style-name="Internet_20_link" text:visited-style-name="Visited_20_Internet_20_Link">[3]</text:a><text:bookmark text:name="cite_ref-manin1980vychislimoe_4-0"/><text:a xlink:type="simple" xlink:href="https://en.wikipedia.org/wiki/Quantum_computing#cite_note-manin1980vychislimoe-4" text:style-name="Internet_20_link" text:visited-style-name="Visited_20_Internet_20_Link">[4]</text:a> In 1994, <text:a xlink:type="simple" xlink:href="https://en.wikipedia.org/wiki/Peter_Shor" text:style-name="Internet_20_link" text:visited-style-name="Visited_20_Internet_20_Link">Peter Shor</text:a> developed a quantum <text:a xlink:type="simple" xlink:href="https://en.wikipedia.org/wiki/Algorithm" text:style-name="Internet_20_link" text:visited-style-name="Visited_20_Internet_20_Link">algorithm</text:a> for <text:a xlink:type="simple" xlink:href="https://en.wikipedia.org/wiki/Integer_factorization" text:style-name="Internet_20_link" text:visited-style-name="Visited_20_Internet_20_Link">factoring integers</text:a> that had the potential to decrypt all secured communications.<text:bookmark text:name="cite_ref-5"/><text:a xlink:type="simple" xlink:href="https://en.wikipedia.org/wiki/Quantum_computing#cite_note-5" text:style-name="Internet_20_link" text:visited-style-name="Visited_20_Internet_20_Link">[5]</text:a> </text:p>
      <text:p text:style-name="Text_20_body">Despite ongoing experimental progress since the late 1990s, most researchers believe that "<text:a xlink:type="simple" xlink:href="https://en.wikipedia.org/wiki/Quantum_threshold_theorem" text:style-name="Internet_20_link" text:visited-style-name="Visited_20_Internet_20_Link">fault-tolerant</text:a> quantum computing [is] still a rather distant dream".<text:bookmark text:name="cite_ref-preskill2018_6-0"/><text:a xlink:type="simple" xlink:href="https://en.wikipedia.org/wiki/Quantum_computing#cite_note-preskill2018-6" text:style-name="Internet_20_link" text:visited-style-name="Visited_20_Internet_20_Link">[6]</text:a> On 23 October 2019, <text:a xlink:type="simple" xlink:href="https://en.wikipedia.org/wiki/Google_AI" text:style-name="Internet_20_link" text:visited-style-name="Visited_20_Internet_20_Link">Google AI</text:a>, in partnership with the U.S. National Aeronautics and Space Administration (<text:a xlink:type="simple" xlink:href="https://en.wikipedia.org/wiki/NASA" text:style-name="Internet_20_link" text:visited-style-name="Visited_20_Internet_20_Link">NASA</text:a>), published a paper in which they claimed to have achieved <text:a xlink:type="simple" xlink:href="https://en.wikipedia.org/wiki/Quantum_supremacy" text:style-name="Internet_20_link" text:visited-style-name="Visited_20_Internet_20_Link">quantum supremacy</text:a>.<text:bookmark text:name="cite_ref-7"/><text:a xlink:type="simple" xlink:href="https://en.wikipedia.org/wiki/Quantum_computing#cite_note-7" text:style-name="Internet_20_link" text:visited-style-name="Visited_20_Internet_20_Link">[7]</text:a> While some have disputed this claim, it is still a significant milestone in the history of quantum computing.<text:bookmark text:name="cite_ref-8"/><text:a xlink:type="simple" xlink:href="https://en.wikipedia.org/wiki/Quantum_computing#cite_note-8" text:style-name="Internet_20_link" text:visited-style-name="Visited_20_Internet_20_Link">[8]</text:a> </text:p>
      <text:p text:style-name="Text_20_body">The field of quantum computing is a subfield of <text:a xlink:type="simple" xlink:href="https://en.wikipedia.org/wiki/Quantum_information_science" text:style-name="Internet_20_link" text:visited-style-name="Visited_20_Internet_20_Link">quantum information science</text:a>, which includes <text:a xlink:type="simple" xlink:href="https://en.wikipedia.org/wiki/Quantum_cryptography" text:style-name="Internet_20_link" text:visited-style-name="Visited_20_Internet_20_Link">quantum cryptography</text:a> and <text:a xlink:type="simple" xlink:href="https://en.wikipedia.org/wiki/Quantum_communication" text:style-name="Internet_20_link" text:visited-style-name="Visited_20_Internet_20_Link">quantum communication</text:a>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52:11.951763615</meta:creation-date>
    <dc:date>2020-02-18T17:53:03.689526641</dc:date>
    <meta:editing-duration>PT51S</meta:editing-duration>
    <meta:editing-cycles>1</meta:editing-cycles>
    <meta:document-statistic meta:table-count="0" meta:image-count="0" meta:object-count="0" meta:page-count="1" meta:paragraph-count="6" meta:word-count="300" meta:character-count="2013" meta:non-whitespace-character-count="1699"/>
    <meta:generator>LibreOffice/5.1.6.2$Linux_X86_64 LibreOffice_project/10m0$Build-2</meta:generator>
  </office:meta>
</office:document-meta>
</file>